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6.9701in"/>
    </style:style>
    <style:style style:name="co3" style:family="table-column">
      <style:table-column-properties fo:break-before="auto" style:column-width="6.7402in"/>
    </style:style>
    <style:style style:name="co4" style:family="table-column">
      <style:table-column-properties fo:break-before="auto" style:column-width="5.5165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Portfol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rtfoli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/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column 3</text:p>
          </table:table-cell>
          <table:table-cell table:number-columns-repeated="251"/>
        </table:table-row>
        <table:table-row table:style-name="ro1">
          <table:table-cell office:value-type="string">
            <text:p>row1</text:p>
          </table:table-cell>
          <table:table-cell office:value-type="string">
            <text:p>BigOverlapLeftUp</text:p>
          </table:table-cell>
          <table:table-cell office:value-type="string">
            <text:p>BigOverlapLeftButtom <text:s/>SmallUnderlyingRightButtomShop(https://tiskre-do.eu/product/new-product/)</text:p>
          </table:table-cell>
          <table:table-cell table:number-columns-repeated="252"/>
        </table:table-row>
        <table:table-row table:style-name="ro2">
          <table:table-cell office:value-type="string">
            <text:p>row2</text:p>
          </table:table-cell>
          <table:table-cell office:value-type="string">
            <text:p>SmallOverlapRightButtomShop(https://tiskre-do.eu/product/new-product/)</text:p>
          </table:table-cell>
          <table:table-cell office:value-type="string">
            <text:p><text:s/>SmallOverlapLeftButtom BigUnderlyingRightUp</text:p>
          </table:table-cell>
          <table:table-cell office:value-type="string">
            <text:p>SmallUnderlyingLeftButtomShop(https://tiskre-do.eu/product/new-product/) BigOverlapRightButtom </text:p>
          </table:table-cell>
          <table:table-cell table:number-columns-repeated="251"/>
        </table:table-row>
        <table:table-row table:style-name="ro1">
          <table:table-cell office:value-type="string">
            <text:p>row3</text:p>
          </table:table-cell>
          <table:table-cell office:value-type="string">
            <text:p><text:s/>SmallOverlapLeftUp BigUnderlyingRightButtom</text:p>
          </table:table-cell>
          <table:table-cell office:value-type="string">
            <text:p>BigOverlapLeftUpShop(https://tiskre-do.eu/product/new-product/) <text:s/></text:p>
          </table:table-cell>
          <table:table-cell office:value-type="string">
            <text:p>BigUnderlyingLeftUp SmallOverlapRightButtom</text:p>
          </table:table-cell>
          <table:table-cell table:number-columns-repeated="251"/>
        </table:table-row>
        <table:table-row table:style-name="ro2">
          <table:table-cell office:value-type="string">
            <text:p>row4</text:p>
          </table:table-cell>
          <table:table-cell office:value-type="string">
            <text:p>BigOverlapLeftUp SmallUnderlyingRightUp</text:p>
          </table:table-cell>
          <table:table-cell office:value-type="string">
            <text:p>BigUnderlyingRightButtomShop(https://tiskre-do.eu/product/new-product/) <text:s/>SmallOverlapLeftUp</text:p>
          </table:table-cell>
          <table:table-cell office:value-type="string">
            <text:p><text:s/>SmallOverlapLeftUp BigUnderlyingRightButtom</text:p>
          </table:table-cell>
          <table:table-cell table:number-columns-repeated="251"/>
        </table:table-row>
        <table:table-row table:style-name="ro1">
          <table:table-cell office:value-type="string">
            <text:p>row5</text:p>
          </table:table-cell>
          <table:table-cell office:value-type="string">
            <text:p><text:s/>SmallOverlapLeftButtomShop(https://tiskre-do.eu/product/new-product/)</text:p>
          </table:table-cell>
          <table:table-cell office:value-type="string">
            <text:p><text:s/>SmallOverlapLeftUp</text:p>
          </table:table-cell>
          <table:table-cell office:value-type="string">
            <text:p><text:s/>SmallOverlapRightButtom BigUnderlyingLeftUp</text:p>
          </table:table-cell>
          <table:table-cell table:number-columns-repeated="251"/>
        </table:table-row>
        <table:table-row table:style-name="ro1">
          <table:table-cell office:value-type="string">
            <text:p>row6</text:p>
          </table:table-cell>
          <table:table-cell office:value-type="string">
            <text:p>BigUndrlyingLeftUp SmallOverlapRightButtom</text:p>
          </table:table-cell>
          <table:table-cell office:value-type="string">
            <text:p>BigOverlapLeftUp SmallUnderlyingRightUp</text:p>
          </table:table-cell>
          <table:table-cell office:value-type="string">
            <text:p>BigOverlapLeftUp </text:p>
          </table:table-cell>
          <table:table-cell table:number-columns-repeated="251"/>
        </table:table-row>
        <table:table-row table:style-name="ro1">
          <table:table-cell office:value-type="string">
            <text:p>row7</text:p>
          </table:table-cell>
          <table:table-cell office:value-type="string">
            <text:p>BigOverlapRightUp </text:p>
          </table:table-cell>
          <table:table-cell office:value-type="string">
            <text:p>BigUnderlyingLeftButtom SmallOverlapRightUp</text:p>
          </table:table-cell>
          <table:table-cell office:value-type="string">
            <text:p>BigOverlapLeftUp </text:p>
          </table:table-cell>
          <table:table-cell table:number-columns-repeated="251"/>
        </table:table-row>
        <table:table-row table:style-name="ro1">
          <table:table-cell office:value-type="string">
            <text:p>row8</text:p>
          </table:table-cell>
          <table:table-cell office:value-type="string">
            <text:p><text:s/>SmallOverlapLeftButtom</text:p>
          </table:table-cell>
          <table:table-cell office:value-type="string">
            <text:p><text:s/>SmallOverlapLeftButtom</text:p>
          </table:table-cell>
          <table:table-cell table:number-columns-repeated="252"/>
        </table:table-row>
        <table:table-row table:style-name="ro1" table:number-rows-repeated="1048566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0">08/20/2025</text:date>, <text:time>13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folio" style:display-name="PageStyle_Portfol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itali Kostjutsenko</dc:creator>
    <dc:date>2025-08-20T13:12:55.20</dc:date>
    <meta:editing-cycles>29</meta:editing-cycles>
    <meta:editing-duration>P1DT8H25M38S</meta:editing-duration>
    <meta:generator>OpenOffice/4.1.15$Win32 OpenOffice.org_project/4115m2$Build-9813</meta:generator>
    <meta:document-statistic meta:table-count="1" meta:cell-count="33" meta:object-count="0"/>
  </office:meta>
</office:document-meta>
</file>